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adornments="Condensed" style:font-family-generic="swiss"/>
    <style:font-face style:name="DejaVu Sans1" svg:font-family="'DejaVu Sans'" style:font-family-generic="system" style:font-pitch="variable"/>
    <style:font-face style:name="Helvetica" svg:font-family="Helvetica" style:font-adornments="Regular"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text">
      <style:graphic-properties fo:min-height="25.15cm" loext:decorative="false"/>
      <style:paragraph-properties style:writing-mode="lr-tb"/>
    </style:style>
    <style:style style:name="P1" style:family="paragraph">
      <style:paragraph-properties fo:margin-left="0cm" fo:margin-right="0cm" fo:margin-top="0cm" fo:margin-bottom="0.051cm" fo:line-height="100%" fo:text-indent="0cm"/>
    </style:style>
    <style:style style:name="P2" style:family="paragraph">
      <style:paragraph-properties fo:margin-left="0cm" fo:margin-right="0cm" fo:margin-top="0cm" fo:margin-bottom="0.102cm" fo:line-height="100%" fo:text-indent="0cm"/>
    </style:style>
    <style:style style:name="T1" style:family="text">
      <style:text-properties style:use-window-font-color="true" loext:opacity="0%" style:text-outline="false" style:text-line-through-style="none" style:text-line-through-type="none" fo:font-size="22pt" fo:letter-spacing="normal" fo:font-style="normal" fo:text-shadow="none" style:text-underline-style="none" fo:font-weight="bold" style:letter-kerning="true" style:font-name-asian="DejaVu Sans1" style:font-size-asian="21pt" style:font-style-asian="normal" style:font-weight-asian="bold" style:font-name-complex="DejaVu Sans1" style:font-size-complex="21pt" style:font-style-complex="normal" style:font-weight-complex="bold"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fo:letter-spacing="normal" fo:font-style="normal" fo:text-shadow="none" style:text-underline-style="none" fo:font-weight="bold" style:letter-kerning="true" style:font-name-asian="DejaVu Sans1"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fo:letter-spacing="normal"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letter-spacing="normal" fo:font-style="normal" fo:text-shadow="none" style:text-underline-style="none" fo:font-weight="normal" style:letter-kerning="true" style:font-name-asian="DejaVu Sans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5" style:family="text">
      <style:text-properties fo:font-weight="bold" style:font-size-asian="12pt" style:font-weight-asian="bold" style:font-size-complex="12pt" style:font-weight-complex="bold"/>
    </style:style>
    <style:style style:name="T6" style:family="text">
      <style:text-properties style:use-window-font-color="true" loext:opacity="0%" style:text-outline="false" style:text-line-through-style="none" style:text-line-through-type="none"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7.526cm" svg:height="25.4cm" svg:x="2.032cm" svg:y="1.016cm">
          <draw:text-box>
            <text:p><text:span text:style-name="T1">Joel Parker Henderson • Project Quotes</text:span></text:p>
            <text:p text:style-name="P1"><text:span text:style-name="T2"><text:line-break/></text:span><text:span text:style-name="T3">joel@joelparkerhenderson.com • </text:span><text:span text:style-name="T3"><text:a xlink:href="https://linktr.ee/joelparkerhenderson" xlink:type="simple">https://linkr.ee/joelparkerhenderson</text:a></text:span></text:p>
            <text:p><text:span text:style-name="T4"/></text:p>
            <text:p><text:span text:style-name="T5">PROJECT QUOTES OF SUPPORT FOR UNITED KINGDOM HEALTHCARE WORK</text:span></text:p>
            <text:p><text:span text:style-name="T6"/></text:p>
            <text:p><text:span text:style-name="T7">BoldContacts (</text:span><text:span text:style-name="T7"><text:a xlink:href="https://boldcontacts.org/" xlink:type="simple">https://boldcontacts.org</text:a></text:span><text:span text:style-name="T7">) is a mobile app for patients and their carers.</text:span></text:p>
            <text:p text:style-name="P2"><text:span text:style-name="T6"/></text:p>
            <text:p text:style-name="P2"><text:span text:style-name="T6">Health Innovation Leader: “Our organization is a health innovation service based in London, and trialling new health innovations across the UK. We were are part of the NHS Testbed. One of our recent projects is working on a dementia wayfinding app to help those with dementia to be able to navigate independently using an app and AR (Augmented Reality). We would really like to work with someone as experienced as Joel to get his insights on ensuring the user interface is as simple as possible for this vulnerable customer group.… We would also really like to work with him to develop this product so it can be used freely by social care providers to allow more isolated people in care homes to talk to their relatives who may be around the world.”</text:span></text:p>
            <text:p text:style-name="P2"><text:span text:style-name="T6"/></text:p>
            <text:p text:style-name="P2"><text:span text:style-name="T6">University Researcher: “My research over the past 25 years involves examining how older people stay connected to the world around them. In our fast evolving technocentric society, there is significant and pressing need to make sure older people can fully engage with the world around them using technology, enhancing their connectivity with other people and the things they need to do. Talking with Joel about his product BoldContacts fits this need perfectly, making technology simple for older people to use so they can stay connected and get their needs met. There is nothing else out there that meets this need in such a simple and effective way.”</text:span></text:p>
            <text:p text:style-name="P2"><text:span text:style-name="T6"/></text:p>
            <text:p text:style-name="P2"><text:span text:style-name="T6">Digital Scholarship Head: “As an institution, we are always looking at ways to make our data and collections more available, Joel's app would allow us to open up new avenues of discovery particularly in areas such as reminiscence therapy where we do not have the connections and technical resources to facilitate the access. Joel's app could help us to bring a variety of different content types from our collections to a new audience of less technical users who are unable to visit us in person and lack skills or knowledge to find the information within our online systems.”</text:span></text:p>
            <text:p text:style-name="P2"><text:span text:style-name="T6"/></text:p>
            <text:p text:style-name="P2"><text:span text:style-name="T6">Hospital Sister: “I'm a Sister in NHS A&amp;E. I work with critically ill patients and deal with emergencies every day. My hospital has elderly patients who need to stay for longer durations, even weeks, in Clinical Decisions Unit (CDU) and other wards. I know Joel. I have talked with him about his BoldContacts project and the innovation of helping these patients by giving them better access to video calling. I hope you admit him to the UK.”</text:span></text:p>
            <text:p text:style-name="P2"><text:span text:style-name="T6"/></text:p>
            <text:p text:style-name="P2"><text:span text:style-name="T6">Mental Health Advocate: “I’m a mental health advocate in Wales and I work to raise awareness of the importance of mental health across the UK. I’ve been interviewed by the BBC a number of times on various mental health topics. I have also taken part in a number of discussions and given speeches at national events, contributed to podcasts and written articles based on my experiences. I believe Joel and BoldContacts will be beneficial to our country.”</text:span></text:p>
            <text:p text:style-name="P2"><text:span text:style-name="T6"/></text:p>
            <text:p text:style-name="P2"><text:span text:style-name="T6">Creative Producer: “I'm a London-based Consultant Creative Producer. Through my capacity as a community events organiser, I understand the importance for the UK's elderly population to stay connected to friends and family… I've spoken in depth with Joel about BoldContacts, and strongly believe it's a very worthwhile project that could be scaled and rolled out in other areas of Wales and wider UK.”</text:span></text:p>
            <text:p text:style-name="P2"><text:span text:style-name="T6"/></text:p>
            <text:p text:style-name="P2"><text:span text:style-name="T6">Well-Being Director: “I’m a director of a local well-being hub in Wales. I am currently working with elders some of whom are living with dementia in the community and in local nursing and care homes. In addition to the potential benefits of Joel’s Bold Contact’s app to help remove barriers to social isolation, I am currently working on a project to support those living with dementia, their carers and families to create personal playlists of music as a supportive intervention… Joel is offering technology and training that may be able to help with this kind of work, and with similar kinds of work by related group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adornments="Condensed" style:font-family-generic="swiss"/>
    <style:font-face style:name="DejaVu Sans1" svg:font-family="'DejaVu Sans'" style:font-family-generic="system" style:font-pitch="variable"/>
    <style:font-face style:name="Helvetica" svg:font-family="Helvetica" style:font-adornments="Regular"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stroke-dash="Dashed_20__28_var_29__20_2" draw:fill="none"/>
      <style:paragraph-properties fo:margin-top="0cm" fo:margin-bottom="0.102cm"/>
      <style:text-properties style:font-name="Helvetica" fo:font-family="Helvetica" style:font-style-name="Regular" style:font-family-generic="swiss" style:font-pitch="variable" fo:font-size="11pt"/>
    </style:style>
    <style:style style:name="textbody" style:family="graphic" style:parent-style-name="standard">
      <style:graphic-properties draw:stroke="none" draw:stroke-dash="Dashed_20__28_var_29__20_2" draw:fill="none"/>
      <style:text-properties style:font-name="Helvetica" fo:font-family="Helvetica" style:font-style-name="Regular" style:font-family-generic="swiss" style:font-pitch="variable" fo:font-size="1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016cm" fo:margin-bottom="1.016cm" fo:margin-left="2.032cm" fo:margin-right="2.032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11-06T17:15:56.919689094</dc:date>
    <meta:editing-duration>P1DT3H23M58S</meta:editing-duration>
    <meta:editing-cycles>49</meta:editing-cycles>
    <meta:generator>LibreOffice/24.8.2.1$MacOSX_AARCH64 LibreOffice_project/0f794b6e29741098670a3b95d60478a65d05ef13</meta:generator>
    <meta:print-date>2024-11-06T16:22:38.773776705</meta:print-date>
    <meta:printed-by>PDF files</meta:printed-by>
    <meta:document-statistic meta:object-count="1"/>
  </office:meta>
</office:document-meta>
</file>